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E05D6FC.png" manifest:media-type="image/png"/>
  <manifest:file-entry manifest:full-path="Pictures/100000000000078000000438BA8C826D.png" manifest:media-type="image/png"/>
  <manifest:file-entry manifest:full-path="Pictures/100000000000078000000438455E9A31.png" manifest:media-type="image/png"/>
  <manifest:file-entry manifest:full-path="Pictures/10000000000007800000043816E70F91.png" manifest:media-type="image/png"/>
  <manifest:file-entry manifest:full-path="Pictures/1000000000000780000004385FB7B1BF.png" manifest:media-type="image/png"/>
  <manifest:file-entry manifest:full-path="Pictures/100000000000078000000438D51EFCBE.png" manifest:media-type="image/png"/>
  <manifest:file-entry manifest:full-path="Pictures/10000000000007800000043845D2DF92.png" manifest:media-type="image/png"/>
  <manifest:file-entry manifest:full-path="Pictures/100000000000078000000438EED33041.png" manifest:media-type="image/png"/>
  <manifest:file-entry manifest:full-path="Pictures/1000000000000780000004388C2810A3.png" manifest:media-type="image/png"/>
  <manifest:file-entry manifest:full-path="Pictures/1000000000000780000004383BAABC1F.png" manifest:media-type="image/png"/>
  <manifest:file-entry manifest:full-path="Pictures/100000000000078000000438FAB89DE0.png" manifest:media-type="image/png"/>
  <manifest:file-entry manifest:full-path="Pictures/10000000000007800000043859B89B27.png" manifest:media-type="image/png"/>
  <manifest:file-entry manifest:full-path="Pictures/10000000000007800000043886A21616.png" manifest:media-type="image/png"/>
  <manifest:file-entry manifest:full-path="Pictures/1000000000000780000004380964EA9E.png" manifest:media-type="image/png"/>
  <manifest:file-entry manifest:full-path="Pictures/10000000000007800000043875EDB3A1.png" manifest:media-type="image/png"/>
  <manifest:file-entry manifest:full-path="Pictures/1000000000000780000004385AB2B5C0.png" manifest:media-type="image/png"/>
  <manifest:file-entry manifest:full-path="Pictures/100000000000078000000438DBB028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16E70F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5FB7B1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27.999cm" svg:height="15.749cm" svg:x="-0.006cm" svg:y="0.001cm">
          <draw:image xlink:href="Pictures/10000000000007800000043875EDB3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3" draw:layer="layout" svg:width="27.999cm" svg:height="15.749cm" svg:x="-0.006cm" svg:y="0.001cm">
          <draw:image xlink:href="Pictures/100000000000078000000438D51EFCB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45D2DF9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3BAABC1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FAB89DE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86A2161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EED3304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5AB2B5C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8C2810A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DBB0284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0964EA9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BA8C826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455E9A3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3" draw:layer="layout" svg:width="27.999cm" svg:height="15.749cm" svg:x="0.015cm" svg:y="0.001cm">
          <draw:image xlink:href="Pictures/10000000000007800000043859B89B2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7.999cm" svg:height="15.749cm" svg:x="0.015cm" svg:y="0.001cm">
          <draw:image xlink:href="Pictures/1000000000000780000004381E05D6F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5:47:46.409593450</meta:creation-date>
    <dc:date>2025-06-17T15:56:31.653262847</dc:date>
    <meta:editing-duration>PT8M40S</meta:editing-duration>
    <meta:editing-cycles>3</meta:editing-cycles>
    <meta:generator>LibreOffice/24.2.7.2$Linux_X86_64 LibreOffice_project/420$Build-2</meta:generator>
    <meta:document-statistic meta:object-count="72"/>
  </office:meta>
</office:document-meta>
</file>